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ank 5</text:p>
          </table:table-cell>
          <table:table-cell table:number-columns-repeated="3"/>
          <table:table-cell office:value-type="string" calcext:value-type="string">
            <text:p>Rank 4</text:p>
          </table:table-cell>
          <table:table-cell table:number-columns-repeated="3"/>
          <table:table-cell office:value-type="string" calcext:value-type="string">
            <text:p>Rank 3</text:p>
          </table:table-cell>
          <table:table-cell table:number-columns-repeated="3"/>
          <table:table-cell office:value-type="string" calcext:value-type="string">
            <text:p>Rank 6</text:p>
          </table:table-cell>
          <table:table-cell table:number-columns-repeated="2"/>
        </table:table-row>
        <table:table-row table:style-name="ro1">
          <table:table-cell office:value-type="float" office:value="761790.7" calcext:value-type="float">
            <text:p>761790.7</text:p>
          </table:table-cell>
          <table:table-cell office:value-type="float" office:value="763760" calcext:value-type="float">
            <text:p>763760</text:p>
          </table:table-cell>
          <table:table-cell table:formula="of:=[.B2]-[.A2]" office:value-type="float" office:value="1969.30000000005" calcext:value-type="float">
            <text:p>1969.3000000001</text:p>
          </table:table-cell>
          <table:table-cell/>
          <table:table-cell office:value-type="float" office:value="495926.8" calcext:value-type="float">
            <text:p>495926.8</text:p>
          </table:table-cell>
          <table:table-cell office:value-type="float" office:value="496879.4" calcext:value-type="float">
            <text:p>496879.4</text:p>
          </table:table-cell>
          <table:table-cell table:formula="of:=[.F2]-[.E2]" office:value-type="float" office:value="952.600000000035" calcext:value-type="float">
            <text:p>952.6</text:p>
          </table:table-cell>
          <table:table-cell/>
          <table:table-cell office:value-type="float" office:value="979067.8" calcext:value-type="float">
            <text:p>979067.8</text:p>
          </table:table-cell>
          <table:table-cell office:value-type="float" office:value="979540.2" calcext:value-type="float">
            <text:p>979540.2</text:p>
          </table:table-cell>
          <table:table-cell table:formula="of:=[.J2]-[.I2]" office:value-type="float" office:value="472.399999999907" calcext:value-type="float">
            <text:p>472.3999999999</text:p>
          </table:table-cell>
          <table:table-cell table:formula="of:=[.K2]+705" office:value-type="float" office:value="1177.39999999991" calcext:value-type="float">
            <text:p>1177.3999999999</text:p>
          </table:table-cell>
          <table:table-cell office:value-type="float" office:value="232163.5" calcext:value-type="float">
            <text:p>232163.5</text:p>
          </table:table-cell>
          <table:table-cell office:value-type="float" office:value="233597" calcext:value-type="float">
            <text:p>233597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499154.7" calcext:value-type="float">
            <text:p>499154.7</text:p>
          </table:table-cell>
          <table:table-cell office:value-type="float" office:value="501214" calcext:value-type="float">
            <text:p>501214</text:p>
          </table:table-cell>
          <table:table-cell table:formula="of:=[.B3]-[.A3]" office:value-type="float" office:value="2059.29999999999" calcext:value-type="float">
            <text:p>2059.3</text:p>
          </table:table-cell>
          <table:table-cell/>
          <table:table-cell office:value-type="float" office:value="592801" calcext:value-type="float">
            <text:p>592801</text:p>
          </table:table-cell>
          <table:table-cell office:value-type="float" office:value="593554" calcext:value-type="float">
            <text:p>593554</text:p>
          </table:table-cell>
          <table:table-cell table:formula="of:=[.F3]-[.E3]" office:value-type="float" office:value="753" calcext:value-type="float">
            <text:p>753</text:p>
          </table:table-cell>
          <table:table-cell/>
          <table:table-cell office:value-type="float" office:value="981395" calcext:value-type="float">
            <text:p>981395</text:p>
          </table:table-cell>
          <table:table-cell office:value-type="float" office:value="981702.4" calcext:value-type="float">
            <text:p>981702.4</text:p>
          </table:table-cell>
          <table:table-cell table:formula="of:=[.J3]-[.I3]" office:value-type="float" office:value="307.400000000023" calcext:value-type="float">
            <text:p>307.4</text:p>
          </table:table-cell>
          <table:table-cell table:formula="of:=[.K3]+705" office:value-type="float" office:value="1012.40000000002" calcext:value-type="float">
            <text:p>1012.4</text:p>
          </table:table-cell>
          <table:table-cell office:value-type="float" office:value="246277.5" calcext:value-type="float">
            <text:p>246277.5</text:p>
          </table:table-cell>
          <table:table-cell office:value-type="float" office:value="248597.5" calcext:value-type="float">
            <text:p>248597.5</text:p>
          </table:table-cell>
          <table:table-cell table:formula="of:=[.N3]-[.M3]"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581720.2" calcext:value-type="float">
            <text:p>581720.2</text:p>
          </table:table-cell>
          <table:table-cell office:value-type="float" office:value="583074" calcext:value-type="float">
            <text:p>583074</text:p>
          </table:table-cell>
          <table:table-cell table:formula="of:=[.B4]-[.A4]" office:value-type="float" office:value="1353.80000000005" calcext:value-type="float">
            <text:p>1353.8000000001</text:p>
          </table:table-cell>
          <table:table-cell/>
          <table:table-cell office:value-type="float" office:value="657018.6" calcext:value-type="float">
            <text:p>657018.6</text:p>
          </table:table-cell>
          <table:table-cell office:value-type="float" office:value="657791.2" calcext:value-type="float">
            <text:p>657791.2</text:p>
          </table:table-cell>
          <table:table-cell table:formula="of:=[.F4]-[.E4]" office:value-type="float" office:value="772.599999999977" calcext:value-type="float">
            <text:p>772.6</text:p>
          </table:table-cell>
          <table:table-cell/>
          <table:table-cell office:value-type="float" office:value="991635.2" calcext:value-type="float">
            <text:p>991635.2</text:p>
          </table:table-cell>
          <table:table-cell office:value-type="float" office:value="992103" calcext:value-type="float">
            <text:p>992103</text:p>
          </table:table-cell>
          <table:table-cell table:formula="of:=[.J4]-[.I4]" office:value-type="float" office:value="467.800000000047" calcext:value-type="float">
            <text:p>467.8</text:p>
          </table:table-cell>
          <table:table-cell table:formula="of:=[.K4]+705" office:value-type="float" office:value="1172.80000000005" calcext:value-type="float">
            <text:p>1172.8000000001</text:p>
          </table:table-cell>
          <table:table-cell office:value-type="float" office:value="249100.5" calcext:value-type="float">
            <text:p>249100.5</text:p>
          </table:table-cell>
          <table:table-cell office:value-type="float" office:value="250714.5" calcext:value-type="float">
            <text:p>250714.5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588552" calcext:value-type="float">
            <text:p>588552</text:p>
          </table:table-cell>
          <table:table-cell office:value-type="float" office:value="590116" calcext:value-type="float">
            <text:p>590116</text:p>
          </table:table-cell>
          <table:table-cell table:formula="of:=[.B5]-[.A5]" office:value-type="float" office:value="1564" calcext:value-type="float">
            <text:p>1564</text:p>
          </table:table-cell>
          <table:table-cell/>
          <table:table-cell office:value-type="float" office:value="695125.8" calcext:value-type="float">
            <text:p>695125.8</text:p>
          </table:table-cell>
          <table:table-cell office:value-type="float" office:value="695894" calcext:value-type="float">
            <text:p>695894</text:p>
          </table:table-cell>
          <table:table-cell table:formula="of:=[.F5]-[.E5]" office:value-type="float" office:value="768.199999999953" calcext:value-type="float">
            <text:p>768.2</text:p>
          </table:table-cell>
          <table:table-cell/>
          <table:table-cell office:value-type="float" office:value="1065176.6" calcext:value-type="float">
            <text:p>1065176.6</text:p>
          </table:table-cell>
          <table:table-cell office:value-type="float" office:value="1065664" calcext:value-type="float">
            <text:p>1065664</text:p>
          </table:table-cell>
          <table:table-cell table:formula="of:=[.J5]-[.I5]" office:value-type="float" office:value="487.399999999907" calcext:value-type="float">
            <text:p>487.3999999999</text:p>
          </table:table-cell>
          <table:table-cell table:formula="of:=[.K5]+705" office:value-type="float" office:value="1192.39999999991" calcext:value-type="float">
            <text:p>1192.3999999999</text:p>
          </table:table-cell>
          <table:table-cell office:value-type="float" office:value="261803" calcext:value-type="float">
            <text:p>261803</text:p>
          </table:table-cell>
          <table:table-cell office:value-type="float" office:value="263415.5" calcext:value-type="float">
            <text:p>263415.5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601479" calcext:value-type="float">
            <text:p>601479</text:p>
          </table:table-cell>
          <table:table-cell office:value-type="float" office:value="602833.2" calcext:value-type="float">
            <text:p>602833.2</text:p>
          </table:table-cell>
          <table:table-cell table:formula="of:=[.B6]-[.A6]" office:value-type="float" office:value="1354.19999999995" calcext:value-type="float">
            <text:p>1354.2</text:p>
          </table:table-cell>
          <table:table-cell/>
          <table:table-cell office:value-type="float" office:value="729584.6" calcext:value-type="float">
            <text:p>729584.6</text:p>
          </table:table-cell>
          <table:table-cell office:value-type="float" office:value="730458" calcext:value-type="float">
            <text:p>730458</text:p>
          </table:table-cell>
          <table:table-cell table:formula="of:=[.F6]-[.E6]" office:value-type="float" office:value="873.400000000023" calcext:value-type="float">
            <text:p>873.4</text:p>
          </table:table-cell>
          <table:table-cell/>
          <table:table-cell office:value-type="float" office:value="1066573.4" calcext:value-type="float">
            <text:p>1066573.4</text:p>
          </table:table-cell>
          <table:table-cell office:value-type="float" office:value="1067045.4" calcext:value-type="float">
            <text:p>1067045.4</text:p>
          </table:table-cell>
          <table:table-cell table:formula="of:=[.J6]-[.I6]" office:value-type="float" office:value="472" calcext:value-type="float">
            <text:p>472</text:p>
          </table:table-cell>
          <table:table-cell table:formula="of:=[.K6]+705" office:value-type="float" office:value="1177" calcext:value-type="float">
            <text:p>1177</text:p>
          </table:table-cell>
          <table:table-cell office:value-type="float" office:value="317999" calcext:value-type="float">
            <text:p>317999</text:p>
          </table:table-cell>
          <table:table-cell office:value-type="float" office:value="319636" calcext:value-type="float">
            <text:p>319636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695140" calcext:value-type="float">
            <text:p>695140</text:p>
          </table:table-cell>
          <table:table-cell office:value-type="float" office:value="696674.8" calcext:value-type="float">
            <text:p>696674.8</text:p>
          </table:table-cell>
          <table:table-cell table:formula="of:=[.B7]-[.A7]" office:value-type="float" office:value="1534.80000000005" calcext:value-type="float">
            <text:p>1534.8000000001</text:p>
          </table:table-cell>
          <table:table-cell/>
          <table:table-cell office:value-type="float" office:value="734704.4" calcext:value-type="float">
            <text:p>734704.4</text:p>
          </table:table-cell>
          <table:table-cell office:value-type="float" office:value="735412.4" calcext:value-type="float">
            <text:p>735412.4</text:p>
          </table:table-cell>
          <table:table-cell table:formula="of:=[.F7]-[.E7]" office:value-type="float" office:value="708" calcext:value-type="float">
            <text:p>708</text:p>
          </table:table-cell>
          <table:table-cell table:number-columns-repeated="3"/>
          <table:table-cell office:value-type="float" office:value="490" calcext:value-type="float">
            <text:p>490</text:p>
          </table:table-cell>
          <table:table-cell table:formula="of:=[.K7]+705" office:value-type="float" office:value="1195" calcext:value-type="float">
            <text:p>1195</text:p>
          </table:table-cell>
          <table:table-cell office:value-type="float" office:value="339668.5" calcext:value-type="float">
            <text:p>339668.5</text:p>
          </table:table-cell>
          <table:table-cell office:value-type="float" office:value="341042.5" calcext:value-type="float">
            <text:p>341042.5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757436.8" calcext:value-type="float">
            <text:p>757436.8</text:p>
          </table:table-cell>
          <table:table-cell office:value-type="float" office:value="758775.4" calcext:value-type="float">
            <text:p>758775.4</text:p>
          </table:table-cell>
          <table:table-cell table:formula="of:=[.B8]-[.A8]" office:value-type="float" office:value="1338.59999999998" calcext:value-type="float">
            <text:p>1338.6</text:p>
          </table:table-cell>
          <table:table-cell/>
          <table:table-cell office:value-type="float" office:value="814762.6" calcext:value-type="float">
            <text:p>814762.6</text:p>
          </table:table-cell>
          <table:table-cell office:value-type="float" office:value="815846.2" calcext:value-type="float">
            <text:p>815846.2</text:p>
          </table:table-cell>
          <table:table-cell table:formula="of:=[.F8]-[.E8]" office:value-type="float" office:value="1083.59999999998" calcext:value-type="float">
            <text:p>1083.6</text:p>
          </table:table-cell>
          <table:table-cell table:number-columns-repeated="3"/>
          <table:table-cell office:value-type="float" office:value="462" calcext:value-type="float">
            <text:p>462</text:p>
          </table:table-cell>
          <table:table-cell table:formula="of:=[.K8]+705" office:value-type="float" office:value="1167" calcext:value-type="float">
            <text:p>1167</text:p>
          </table:table-cell>
          <table:table-cell table:number-columns-repeated="2"/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791024.4" calcext:value-type="float">
            <text:p>791024.4</text:p>
          </table:table-cell>
          <table:table-cell office:value-type="float" office:value="791987.8" calcext:value-type="float">
            <text:p>791987.8</text:p>
          </table:table-cell>
          <table:table-cell office:value-type="float" office:value="1413.5" calcext:value-type="float">
            <text:p>1413.5</text:p>
          </table:table-cell>
          <table:table-cell/>
          <table:table-cell office:value-type="float" office:value="824537.2" calcext:value-type="float">
            <text:p>824537.2</text:p>
          </table:table-cell>
          <table:table-cell office:value-type="float" office:value="825730.2" calcext:value-type="float">
            <text:p>825730.2</text:p>
          </table:table-cell>
          <table:table-cell table:formula="of:=[.F9]-[.E9]" office:value-type="float" office:value="1193" calcext:value-type="float">
            <text:p>1193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table:formula="of:=[.K9]+705" office:value-type="float" office:value="1180" calcext:value-type="float">
            <text:p>1180</text:p>
          </table:table-cell>
          <table:table-cell table:number-columns-repeated="2"/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943693.4" calcext:value-type="float">
            <text:p>943693.4</text:p>
          </table:table-cell>
          <table:table-cell office:value-type="float" office:value="945096.6" calcext:value-type="float">
            <text:p>945096.6</text:p>
          </table:table-cell>
          <table:table-cell table:formula="of:=[.B10]-[.A10]" office:value-type="float" office:value="1403.19999999995" calcext:value-type="float">
            <text:p>1403.2</text:p>
          </table:table-cell>
          <table:table-cell/>
          <table:table-cell office:value-type="float" office:value="865962.6" calcext:value-type="float">
            <text:p>865962.6</text:p>
          </table:table-cell>
          <table:table-cell office:value-type="float" office:value="866659.8" calcext:value-type="float">
            <text:p>866659.8</text:p>
          </table:table-cell>
          <table:table-cell table:formula="of:=[.F10]-[.E10]" office:value-type="float" office:value="697.20000000007" calcext:value-type="float">
            <text:p>697.2000000001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formula="of:=[.K10]+705" office:value-type="float" office:value="1165" calcext:value-type="float">
            <text:p>1165</text:p>
          </table:table-cell>
          <table:table-cell table:number-columns-repeated="2"/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104635" calcext:value-type="float">
            <text:p>1104635</text:p>
          </table:table-cell>
          <table:table-cell office:value-type="float" office:value="1105993" calcext:value-type="float">
            <text:p>1105993</text:p>
          </table:table-cell>
          <table:table-cell table:formula="of:=[.B11]-[.A11]" office:value-type="float" office:value="1358" calcext:value-type="float">
            <text:p>1358</text:p>
          </table:table-cell>
          <table:table-cell/>
          <table:table-cell office:value-type="float" office:value="930120.2" calcext:value-type="float">
            <text:p>930120.2</text:p>
          </table:table-cell>
          <table:table-cell office:value-type="float" office:value="930877.6" calcext:value-type="float">
            <text:p>930877.6</text:p>
          </table:table-cell>
          <table:table-cell table:formula="of:=[.F11]-[.E11]" office:value-type="float" office:value="757.400000000023" calcext:value-type="float">
            <text:p>757.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K11]+705" office:value-type="float" office:value="1205" calcext:value-type="float">
            <text:p>1205</text:p>
          </table:table-cell>
          <table:table-cell table:number-columns-repeated="2"/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1142907" calcext:value-type="float">
            <text:p>1142907</text:p>
          </table:table-cell>
          <table:table-cell office:value-type="float" office:value="1144776" calcext:value-type="float">
            <text:p>1144776</text:p>
          </table:table-cell>
          <table:table-cell table:formula="of:=[.B12]-[.A12]" office:value-type="float" office:value="1869" calcext:value-type="float">
            <text:p>1869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formula="of:=[.K12]+705" office:value-type="float" office:value="1165" calcext:value-type="float">
            <text:p>1165</text:p>
          </table:table-cell>
          <table:table-cell table:number-columns-repeated="2"/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1222035" calcext:value-type="float">
            <text:p>1222035</text:p>
          </table:table-cell>
          <table:table-cell office:value-type="float" office:value="1223828" calcext:value-type="float">
            <text:p>1223828</text:p>
          </table:table-cell>
          <table:table-cell table:formula="of:=[.B13]-[.A13]" office:value-type="float" office:value="1793" calcext:value-type="float">
            <text:p>1793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table:number-columns-repeated="3"/>
          <table:table-cell office:value-type="float" office:value="477" calcext:value-type="float">
            <text:p>477</text:p>
          </table:table-cell>
          <table:table-cell table:formula="of:=[.K13]+705" office:value-type="float" office:value="1182" calcext:value-type="float">
            <text:p>1182</text:p>
          </table:table-cell>
          <table:table-cell table:number-columns-repeated="2"/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1307213" calcext:value-type="float">
            <text:p>1307213</text:p>
          </table:table-cell>
          <table:table-cell office:value-type="float" office:value="1308526" calcext:value-type="float">
            <text:p>1308526</text:p>
          </table:table-cell>
          <table:table-cell table:formula="of:=[.B14]-[.A14]" office:value-type="float" office:value="1313" calcext:value-type="float">
            <text:p>1313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 table:formula="of:=[.K14]+705" office:value-type="float" office:value="1172" calcext:value-type="float">
            <text:p>1172</text:p>
          </table:table-cell>
          <table:table-cell table:number-columns-repeated="2"/>
          <table:table-cell office:value-type="float" office:value="1682" calcext:value-type="float">
            <text:p>1682</text:p>
          </table:table-cell>
        </table:table-row>
        <table:table-row table:style-name="ro1">
          <table:table-cell table:number-columns-repeated="6"/>
          <table:table-cell table:formula="of:=[.F15]-[.E15]" office:value-type="float" office:value="0" calcext:value-type="float">
            <text:p>0</text:p>
          </table:table-cell>
          <table:table-cell table:number-columns-repeated="3"/>
          <table:table-cell table:formula="of:=[.J15]-[.I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F16]-[.E16]" office:value-type="float" office:value="0" calcext:value-type="float">
            <text:p>0</text:p>
          </table:table-cell>
          <table:table-cell table:number-columns-repeated="3"/>
          <table:table-cell table:formula="of:=[.J16]-[.I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F17]-[.E17]" office:value-type="float" office:value="0" calcext:value-type="float">
            <text:p>0</text:p>
          </table:table-cell>
          <table:table-cell table:number-columns-repeated="3"/>
          <table:table-cell table:formula="of:=[.J17]-[.I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F18]-[.E18]" office:value-type="float" office:value="0" calcext:value-type="float">
            <text:p>0</text:p>
          </table:table-cell>
          <table:table-cell table:number-columns-repeated="3"/>
          <table:table-cell table:formula="of:=[.J18]-[.I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F19]-[.E19]" office:value-type="float" office:value="0" calcext:value-type="float">
            <text:p>0</text:p>
          </table:table-cell>
          <table:table-cell table:number-columns-repeated="3"/>
          <table:table-cell table:formula="of:=[.J19]-[.I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F20]-[.E20]" office:value-type="float" office:value="0" calcext:value-type="float">
            <text:p>0</text:p>
          </table:table-cell>
          <table:table-cell table:number-columns-repeated="3"/>
          <table:table-cell table:formula="of:=[.J20]-[.I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F21]-[.E21]" office:value-type="float" office:value="0" calcext:value-type="float">
            <text:p>0</text:p>
          </table:table-cell>
          <table:table-cell table:number-columns-repeated="3"/>
          <table:table-cell table:formula="of:=[.J21]-[.I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 5</text:p>
          </table:table-cell>
          <table:table-cell table:number-columns-repeated="3"/>
          <table:table-cell office:value-type="string" calcext:value-type="string">
            <text:p>Rank 4</text:p>
          </table:table-cell>
          <table:table-cell table:number-columns-repeated="3"/>
          <table:table-cell office:value-type="string" calcext:value-type="string">
            <text:p>Rank 3</text:p>
          </table:table-cell>
          <table:table-cell table:number-columns-repeated="3"/>
          <table:table-cell office:value-type="string" calcext:value-type="string">
            <text:p>Rank 6</text:p>
          </table:table-cell>
          <table:table-cell table:number-columns-repeated="2"/>
        </table:table-row>
        <table:table-row table:style-name="ro1">
          <table:table-cell office:value-type="float" office:value="702932.5" calcext:value-type="float">
            <text:p>702932.5</text:p>
          </table:table-cell>
          <table:table-cell office:value-type="float" office:value="704366.5" calcext:value-type="float">
            <text:p>704366.5</text:p>
          </table:table-cell>
          <table:table-cell table:formula="of:=[.B23]-[.A23]" office:value-type="float" office:value="1434" calcext:value-type="float">
            <text:p>1434</text:p>
          </table:table-cell>
          <table:table-cell/>
          <table:table-cell office:value-type="float" office:value="391093.5" calcext:value-type="float">
            <text:p>391093.5</text:p>
          </table:table-cell>
          <table:table-cell office:value-type="float" office:value="391746.5" calcext:value-type="float">
            <text:p>391746.5</text:p>
          </table:table-cell>
          <table:table-cell table:formula="of:=[.F23]-[.E23]" office:value-type="float" office:value="653" calcext:value-type="float">
            <text:p>653</text:p>
          </table:table-cell>
          <table:table-cell/>
          <table:table-cell office:value-type="float" office:value="650787" calcext:value-type="float">
            <text:p>650787</text:p>
          </table:table-cell>
          <table:table-cell office:value-type="float" office:value="651435.5" calcext:value-type="float">
            <text:p>651435.5</text:p>
          </table:table-cell>
          <table:table-cell table:formula="of:=[.J23]-[.I23]" office:value-type="float" office:value="648.5" calcext:value-type="float">
            <text:p>648.5</text:p>
          </table:table-cell>
          <table:table-cell/>
          <table:table-cell office:value-type="float" office:value="95169.5" calcext:value-type="float">
            <text:p>95169.5</text:p>
          </table:table-cell>
          <table:table-cell office:value-type="float" office:value="96768.5" calcext:value-type="float">
            <text:p>96768.5</text:p>
          </table:table-cell>
          <table:table-cell table:formula="of:=[.N23]-[.M23]"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703052.5" calcext:value-type="float">
            <text:p>703052.5</text:p>
          </table:table-cell>
          <table:table-cell office:value-type="float" office:value="704366" calcext:value-type="float">
            <text:p>704366</text:p>
          </table:table-cell>
          <table:table-cell table:formula="of:=[.B24]-[.A24]" office:value-type="float" office:value="1313.5" calcext:value-type="float">
            <text:p>1313.5</text:p>
          </table:table-cell>
          <table:table-cell/>
          <table:table-cell office:value-type="float" office:value="453193.5" calcext:value-type="float">
            <text:p>453193.5</text:p>
          </table:table-cell>
          <table:table-cell office:value-type="float" office:value="453847" calcext:value-type="float">
            <text:p>453847</text:p>
          </table:table-cell>
          <table:table-cell table:formula="of:=[.F24]-[.E24]" office:value-type="float" office:value="653.5" calcext:value-type="float">
            <text:p>653.5</text:p>
          </table:table-cell>
          <table:table-cell/>
          <table:table-cell office:value-type="float" office:value="672558.5" calcext:value-type="float">
            <text:p>672558.5</text:p>
          </table:table-cell>
          <table:table-cell office:value-type="float" office:value="672610.5" calcext:value-type="float">
            <text:p>672610.5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305735.5" calcext:value-type="float">
            <text:p>305735.5</text:p>
          </table:table-cell>
          <table:table-cell office:value-type="float" office:value="307769.5" calcext:value-type="float">
            <text:p>307769.5</text:p>
          </table:table-cell>
          <table:table-cell table:formula="of:=[.N24]-[.M24]"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722812" calcext:value-type="float">
            <text:p>722812</text:p>
          </table:table-cell>
          <table:table-cell office:value-type="float" office:value="724125.5" calcext:value-type="float">
            <text:p>724125.5</text:p>
          </table:table-cell>
          <table:table-cell table:formula="of:=[.B25]-[.A25]" office:value-type="float" office:value="1313.5" calcext:value-type="float">
            <text:p>1313.5</text:p>
          </table:table-cell>
          <table:table-cell/>
          <table:table-cell office:value-type="float" office:value="452488.5" calcext:value-type="float">
            <text:p>452488.5</text:p>
          </table:table-cell>
          <table:table-cell office:value-type="float" office:value="453847" calcext:value-type="float">
            <text:p>453847</text:p>
          </table:table-cell>
          <table:table-cell table:formula="of:=[.F25]-[.E25]" office:value-type="float" office:value="1358.5" calcext:value-type="float">
            <text:p>1358.5</text:p>
          </table:table-cell>
          <table:table-cell/>
          <table:table-cell office:value-type="float" office:value="681132.5" calcext:value-type="float">
            <text:p>681132.5</text:p>
          </table:table-cell>
          <table:table-cell office:value-type="float" office:value="681754.5" calcext:value-type="float">
            <text:p>681754.5</text:p>
          </table:table-cell>
          <table:table-cell table:formula="of:=[.J25]-[.I25]" office:value-type="float" office:value="622" calcext:value-type="float">
            <text:p>622</text:p>
          </table:table-cell>
          <table:table-cell/>
          <table:table-cell office:value-type="float" office:value="365719.5" calcext:value-type="float">
            <text:p>365719.5</text:p>
          </table:table-cell>
          <table:table-cell office:value-type="float" office:value="367752.5" calcext:value-type="float">
            <text:p>367752.5</text:p>
          </table:table-cell>
          <table:table-cell table:formula="of:=[.N25]-[.M25]"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703052.5" calcext:value-type="float">
            <text:p>703052.5</text:p>
          </table:table-cell>
          <table:table-cell office:value-type="float" office:value="704366" calcext:value-type="float">
            <text:p>704366</text:p>
          </table:table-cell>
          <table:table-cell table:formula="of:=[.B26]-[.A26]" office:value-type="float" office:value="1313.5" calcext:value-type="float">
            <text:p>1313.5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/>
          <table:table-cell office:value-type="float" office:value="438405" calcext:value-type="float">
            <text:p>438405</text:p>
          </table:table-cell>
          <table:table-cell office:value-type="float" office:value="440439" calcext:value-type="float">
            <text:p>440439</text:p>
          </table:table-cell>
          <table:table-cell table:formula="of:=[.N26]-[.M26]"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743983" calcext:value-type="float">
            <text:p>743983</text:p>
          </table:table-cell>
          <table:table-cell office:value-type="float" office:value="745296" calcext:value-type="float">
            <text:p>745296</text:p>
          </table:table-cell>
          <table:table-cell table:formula="of:=[.B27]-[.A27]" office:value-type="float" office:value="1313" calcext:value-type="float">
            <text:p>1313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/>
          <table:table-cell office:value-type="float" office:value="485685.6" calcext:value-type="float">
            <text:p>485685.6</text:p>
          </table:table-cell>
          <table:table-cell office:value-type="float" office:value="487720" calcext:value-type="float">
            <text:p>487720</text:p>
          </table:table-cell>
          <table:table-cell table:formula="of:=[.N27]-[.M27]" office:value-type="float" office:value="2034.40000000002" calcext:value-type="float">
            <text:p>2034.4</text:p>
          </table:table-cell>
        </table:table-row>
        <table:table-row table:style-name="ro1">
          <table:table-cell table:number-columns-repeated="2"/>
          <table:table-cell office:value-type="float" office:value="1435" calcext:value-type="float">
            <text:p>1435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/>
          <table:table-cell office:value-type="float" office:value="580247.5" calcext:value-type="float">
            <text:p>580247.5</text:p>
          </table:table-cell>
          <table:table-cell office:value-type="float" office:value="582282" calcext:value-type="float">
            <text:p>582282</text:p>
          </table:table-cell>
          <table:table-cell table:formula="of:=[.N28]-[.M28]" office:value-type="float" office:value="2034.5" calcext:value-type="float">
            <text:p>2034.5</text:p>
          </table:table-cell>
        </table:table-row>
        <table:table-row table:style-name="ro1">
          <table:table-cell table:number-columns-repeated="2"/>
          <table:table-cell office:value-type="float" office:value="1496" calcext:value-type="float">
            <text:p>1496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/>
          <table:table-cell office:value-type="float" office:value="605652.5" calcext:value-type="float">
            <text:p>605652.5</text:p>
          </table:table-cell>
          <table:table-cell office:value-type="float" office:value="607687" calcext:value-type="float">
            <text:p>607687</text:p>
          </table:table-cell>
          <table:table-cell table:formula="of:=[.N29]-[.M29]" office:value-type="float" office:value="2034.5" calcext:value-type="float">
            <text:p>2034.5</text:p>
          </table:table-cell>
        </table:table-row>
        <table:table-row table:style-name="ro1">
          <table:table-cell table:number-columns-repeated="2"/>
          <table:table-cell office:value-type="float" office:value="1653" calcext:value-type="float">
            <text:p>1653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1667" calcext:value-type="float">
            <text:p>1667</text:p>
          </table:table-cell>
        </table:table-row>
        <table:table-row table:style-name="ro1">
          <table:table-cell table:number-columns-repeated="2"/>
          <table:table-cell office:value-type="float" office:value="1422" calcext:value-type="float">
            <text:p>1422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1987" calcext:value-type="float">
            <text:p>1987</text:p>
          </table:table-cell>
        </table:table-row>
        <table:table-row table:style-name="ro1">
          <table:table-cell table:number-columns-repeated="2"/>
          <table:table-cell office:value-type="float" office:value="1367" calcext:value-type="float">
            <text:p>1367</text:p>
          </table:table-cell>
          <table:table-cell table:number-columns-repeated="3"/>
          <table:table-cell office:value-type="float" office:value="645" calcext:value-type="float">
            <text:p>645</text:p>
          </table:table-cell>
          <table:table-cell table:number-columns-repeated="3"/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1992" calcext:value-type="float">
            <text:p>1992</text:p>
          </table:table-cell>
        </table:table-row>
        <table:table-row table:style-name="ro1">
          <table:table-cell table:number-columns-repeated="2"/>
          <table:table-cell office:value-type="float" office:value="1588" calcext:value-type="float">
            <text:p>1588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formula="of:=[.J35]-[.I35]" office:value-type="float" office:value="0" calcext:value-type="float">
            <text:p>0</text:p>
          </table:table-cell>
          <table:table-cell table:number-columns-repeated="3"/>
          <table:table-cell table:formula="of:=[.N35]-[.M35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[.J36]-[.I36]" office:value-type="float" office:value="0" calcext:value-type="float">
            <text:p>0</text:p>
          </table:table-cell>
          <table:table-cell table:number-columns-repeated="3"/>
          <table:table-cell table:formula="of:=[.N36]-[.M3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09:20:06.423234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39:04.465897958</meta:creation-date>
    <meta:generator>LibreOffice/5.1.6.2$Linux_X86_64 LibreOffice_project/10m0$Build-2</meta:generator>
    <dc:date>2017-06-09T10:49:07.654723257</dc:date>
    <meta:editing-duration>PT3H49M14S</meta:editing-duration>
    <meta:editing-cycles>2</meta:editing-cycles>
    <meta:document-statistic meta:table-count="1" meta:cell-count="239" meta:object-count="0"/>
  </office:meta>
</office:document-meta>
</file>